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officeooo:paragraph-rsid="001842ae"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officeooo:paragraph-rsid="001842ae" style:font-size-asian="12pt" style:language-asian="ru" style:country-asian="RU" style:font-size-complex="12pt"/>
    </style:style>
    <style:style style:name="P14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5" style:family="paragraph" style:parent-style-name="Standard">
      <style:paragraph-properties fo:text-align="end" style:justify-single-word="false"/>
      <style:text-properties style:use-window-font-color="true" officeooo:paragraph-rsid="001a06da"/>
    </style:style>
    <style:style style:name="P16" style:family="paragraph" style:parent-style-name="Standard">
      <style:paragraph-properties fo:text-align="end" style:justify-single-word="false"/>
      <style:text-properties style:use-window-font-color="true" fo:font-size="12pt" officeooo:rsid="001e3273" officeooo:paragraph-rsid="001e3273" style:font-name-asian="Arial" style:font-size-asian="12pt" style:font-size-complex="12pt"/>
    </style:style>
    <style:style style:name="P17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1a2f7d" officeooo:paragraph-rsid="001a2f7d" style:font-size-asian="12pt" style:language-asian="ru" style:country-asian="RU" style:font-size-complex="12pt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7051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style:font-size-asian="12pt" style:font-size-complex="12pt" style:font-style-complex="italic" style:font-weight-complex="bold"/>
    </style:style>
    <style:style style:name="T11" style:family="text">
      <style:text-properties fo:font-size="12pt" officeooo:rsid="001a06da" style:font-size-asian="12pt" style:font-size-complex="12pt"/>
    </style:style>
    <style:style style:name="T12" style:family="text">
      <style:text-properties fo:font-size="12pt" style:font-size-asian="12pt" style:language-asian="ru" style:country-asian="RU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text-underline-style="none" fo:font-weight="bold" officeooo:rsid="00170516" style:font-name-asian="Arial" style:font-size-asian="12pt" style:font-weight-asian="bold" style:font-size-complex="12pt" style:font-weight-complex="bold"/>
    </style:style>
    <style:style style:name="T17" style:family="text">
      <style:text-properties fo:color="#ff0000" fo:font-size="12pt" style:font-size-asian="12pt" style:font-size-complex="12pt"/>
    </style:style>
    <style:style style:name="T18" style:family="text">
      <style:text-properties fo:color="#ff0000" fo:font-size="12pt" style:font-size-asian="12pt" style:font-size-complex="12pt" style:font-style-complex="italic" style:font-weight-complex="bold"/>
    </style:style>
    <style:style style:name="T19" style:family="text">
      <style:text-properties fo:color="#ff0000" fo:font-size="12pt" officeooo:rsid="00170516" style:font-size-asian="12pt" style:font-size-complex="12pt" style:font-style-complex="italic" style:font-weight-complex="bold"/>
    </style:style>
    <style:style style:name="T20" style:family="text">
      <style:text-properties fo:color="#ff0000" fo:font-size="12pt" officeooo:rsid="001a06da" style:font-size-asian="12pt" style:font-size-complex="12pt" style:font-style-complex="italic" style:font-weight-complex="bold"/>
    </style:style>
    <style:style style:name="T21" style:family="text">
      <style:text-properties fo:color="#ff0000" fo:font-size="12pt" officeooo:rsid="001a2f7d" style:font-size-asian="12pt" style:font-size-complex="12pt" style:font-style-complex="italic" style:font-weight-complex="bold"/>
    </style:style>
    <style:style style:name="T22" style:family="text">
      <style:text-properties fo:color="#ff0000" fo:font-size="12pt" officeooo:rsid="001a06da" style:font-size-asian="12pt" style:font-size-complex="12pt"/>
    </style:style>
    <style:style style:name="T23" style:family="text">
      <style:text-properties fo:color="#ff0000" fo:font-size="12pt" style:font-name-asian="Arial" style:font-size-asian="12pt" style:font-size-complex="12pt"/>
    </style:style>
    <style:style style:name="T24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25" style:family="text">
      <style:text-properties fo:color="#ff0000" fo:font-size="12pt" fo:font-weight="bold" officeooo:rsid="001a06da" style:font-size-asian="12pt" style:font-weight-asian="bold" style:font-size-complex="12pt" style:font-style-complex="italic" style:font-weight-complex="bold"/>
    </style:style>
    <style:style style:name="T26" style:family="text">
      <style:text-properties fo:color="#00b0f0" fo:font-size="12pt" officeooo:rsid="00170516" style:font-size-asian="12pt" style:font-size-complex="12pt" style:font-style-complex="italic" style:font-weight-complex="bold"/>
    </style:style>
    <style:style style:name="T27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28" style:family="text">
      <style:text-properties fo:color="#00b0f0" fo:font-size="12pt" fo:font-weight="bold" officeooo:rsid="00170516" style:font-size-asian="12pt" style:font-weight-asian="bold" style:font-size-complex="12pt" style:font-style-complex="italic" style:font-weight-complex="bold"/>
    </style:style>
    <style:style style:name="T29" style:family="text">
      <style:text-properties officeooo:rsid="00170516"/>
    </style:style>
    <style:style style:name="T30" style:family="text">
      <style:text-properties officeooo:rsid="001a2f7d"/>
    </style:style>
    <style:style style:name="T31" style:family="text">
      <style:text-properties style:use-window-font-color="true" fo:font-size="12pt" style:text-underline-style="none" fo:font-weight="bold" officeooo:rsid="00170516" style:font-name-asian="Arial" style:font-size-asian="12pt" style:font-weight-asian="bold" style:font-size-complex="12pt" style:font-weight-complex="bold"/>
    </style:style>
    <style:style style:name="T32" style:family="text">
      <style:text-properties style:use-window-font-color="true" fo:font-size="12pt" officeooo:rsid="001a06da" style:font-size-asian="12pt" style:font-size-complex="12pt" style:font-style-complex="italic" style:font-weight-complex="bold"/>
    </style:style>
    <style:style style:name="T33" style:family="text">
      <style:text-properties style:use-window-font-color="true" fo:font-size="12pt" officeooo:rsid="001a2f7d" style:font-size-asian="12pt" style:font-size-complex="12pt" style:font-style-complex="italic" style:font-weight-complex="bold"/>
    </style:style>
    <style:style style:name="T34" style:family="text">
      <style:text-properties style:use-window-font-color="true" fo:font-size="12pt" officeooo:rsid="00170516" style:font-size-asian="12pt" style:font-size-complex="12pt" style:font-style-complex="italic" style:font-weight-complex="bold"/>
    </style:style>
    <style:style style:name="T35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36" style:family="text">
      <style:text-properties style:use-window-font-color="true" fo:font-size="12pt" fo:font-weight="bold" officeooo:rsid="001a06da" style:font-size-asian="12pt" style:font-weight-asian="bold" style:font-size-complex="12pt" style:font-style-complex="italic" style:font-weight-complex="bold"/>
    </style:style>
    <style:style style:name="T37" style:family="text">
      <style:text-properties style:use-window-font-color="true" fo:font-size="12pt" fo:font-weight="bold" officeooo:rsid="00170516" style:font-size-asian="12pt" style:font-weight-asian="bold" style:font-size-complex="12pt" style:font-style-complex="italic" style:font-weight-complex="bold"/>
    </style:style>
    <style:style style:name="T38" style:family="text">
      <style:text-properties style:use-window-font-color="true" officeooo:rsid="00170516"/>
    </style:style>
    <style:style style:name="T39" style:family="text">
      <style:text-properties style:use-window-font-color="true" officeooo:rsid="001a2f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3"><text:span text:style-name="Internet_20_link"><text:span text:style-name="T31">{{Получатель.Наименование}}</text:span></text:span><text:span text:style-name="Internet_20_link"><text:span text:style-name="T15"> </text:span></text:span></text:p>
            <text:p text:style-name="P15"><text:span text:style-name="T8">ИНН </text:span><text:span text:style-name="T11">{{Получатель.ИНН}}</text:span><text:span text:style-name="T14">,</text:span></text:p>
            <text:p text:style-name="P16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/>
      <text:p text:style-name="P6"/>
      <text:p text:style-name="P7">ПРЕТЕНЗИЯ</text:p>
      <text:p text:style-name="P7">об оплате задолженности по договору</text:p>
      <text:p text:style-name="P7"/>
      <text:p text:style-name="P10"><text:span text:style-name="T5">Между </text:span><text:span text:style-name="T32">{{Получатель.Наименование}}</text:span><text:span text:style-name="T5"> <text:s/>и </text:span><text:span text:style-name="T33">{{Отправитель.Наименование}}</text:span><text:span text:style-name="T5"> </text:span><text:span text:style-name="T6">{{ДатаДоговора}}</text:span><text:span text:style-name="T18"> </text:span><text:span text:style-name="T5">заключен договор </text:span><text:span text:style-name="T34">{{НаименованиеДоговора}}</text:span><text:span text:style-name="T5"> (</text:span><text:span text:style-name="T7">далее - Договор</text:span><text:span text:style-name="T5">). </text:span></text:p>
      <text:p text:style-name="P9"><text:span text:style-name="T5">В соответствии с условиями Договора, </text:span><text:span text:style-name="T34">{{Содержание}}</text:span></text:p>
      <text:p text:style-name="P8"><text:span text:style-name="T10">Односторонний отказ от исполнения обязательств не допускается.</text:span><text:span text:style-name="T9"> На основании вышеизложенного, в соответствии с условиями договора и положениями действующего законодательства</text:span><text:span text:style-name="T10">, предлагаю</text:span><text:span text:style-name="T13"> в течение</text:span><text:span text:style-name="T27"> </text:span><text:span text:style-name="T36">{{Дни}}</text:span><text:span text:style-name="T13"> дней с момента получения Вами настоящей претензии</text:span><text:span text:style-name="T10">:</text:span></text:p>
      <text:p text:style-name="P8"><text:span text:style-name="T10">- <text:s/></text:span><text:span text:style-name="T13">погасить задолженность по договору в размере</text:span><text:span text:style-name="T27"> </text:span><text:span text:style-name="T37">{{Сумма}}</text:span><text:span text:style-name="T24"> </text:span><text:span text:style-name="T35">руб</text:span><text:span text:style-name="T13">.</text:span></text:p>
      <text:p text:style-name="P8"><text:span text:style-name="T12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2">законодательством <text:s/>Российской <text:s/>Федерации <text:s/>порядке для защиты своих законных</text:span><text:span text:style-name="T4"> </text:span><text:span text:style-name="T12">прав и интересов.</text:span></text:p>
      <text:p text:style-name="P11"/>
      <text:p text:style-name="P11"/>
      <text:p text:style-name="P17">{{Отправитель.РуководительДолжность}}</text:p>
      <text:p text:style-name="P13"><text:span text:style-name="T38">{{Отправитель.Наименование}}</text:span><text:tab/><text:tab/><text:tab/><text:tab/><text:span text:style-name="T39">{{Отправитель.РуководительФИО}}</text:span></text:p>
      <text:p text:style-name="P12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04:00</meta:creation-date>
    <dc:date>2019-05-27T16:06:39.625435912</dc:date>
    <meta:print-date>2018-01-26T11:28:00</meta:print-date>
    <meta:editing-cycles>15</meta:editing-cycles>
    <meta:editing-duration>PT1H40M25S</meta:editing-duration>
    <meta:generator>LibreOffice/4.2.8.2$Linux_x86 LibreOffice_project/420m0$Build-2</meta:generator>
    <meta:document-statistic meta:table-count="1" meta:image-count="0" meta:object-count="0" meta:page-count="1" meta:paragraph-count="13" meta:word-count="102" meta:character-count="1026" meta:non-whitespace-character-count="920"/>
  </office:meta>
</office:document-meta>
</file>